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0B0000000B1D33B56C758FF50D.png" manifest:media-type="image/png"/>
  <manifest:file-entry manifest:full-path="Pictures/100002010000000B0000000B0A3B00A411C669CD.png" manifest:media-type="image/png"/>
  <manifest:file-entry manifest:full-path="Pictures/100002010000000B0000000BF9D6520C13418EDA.png" manifest:media-type="image/png"/>
  <manifest:file-entry manifest:full-path="Pictures/1000055600000123000001230A6CBA84E4F4A201.svg" manifest:media-type="image/svg+xml"/>
  <manifest:file-entry manifest:full-path="Pictures/100004E00000012300000123DD1B5674A34486B8.svg" manifest:media-type="image/svg+xml"/>
  <manifest:file-entry manifest:full-path="Pictures/100005CC0000012300000123EE82C04CD0B40B54.svg" manifest:media-type="image/svg+xml"/>
  <manifest:file-entry manifest:full-path="Pictures/100002010000000B0000000B233D59239D6A8C26.png" manifest:media-type="image/png"/>
  <manifest:file-entry manifest:full-path="Pictures/100004E00000012300000123CBF846A598AFC590.svg" manifest:media-type="image/svg+xml"/>
  <manifest:file-entry manifest:full-path="Pictures/1000037E0000012300000123DE673852EA997481.svg" manifest:media-type="image/svg+xml"/>
  <manifest:file-entry manifest:full-path="Pictures/100002010000000B0000000B3C277013129868D6.png" manifest:media-type="image/png"/>
  <manifest:file-entry manifest:full-path="Pictures/100004E00000012300000123ED0D708C17617C75.svg" manifest:media-type="image/svg+xml"/>
  <manifest:file-entry manifest:full-path="Pictures/100002010000000B0000000B95EE4E69E4FA17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dotte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15cm" svg:y="0.4cm" svg:width="7.001cm" svg:height="7.001cm" draw:z-index="0"><draw:image xlink:href="Pictures/100004E00000012300000123CBF846A598AFC590.svg" xlink:type="simple" xlink:show="embed" xlink:actuate="onLoad" loext:mime-type="image/svg+xml"/><draw:image xlink:href="Pictures/100002010000000B0000000B233D59239D6A8C26.png" xlink:type="simple" xlink:show="embed" xlink:actuate="onLoad"/></draw:frame><draw:frame draw:style-name="fr1" draw:name="Image2" text:anchor-type="paragraph" svg:x="9.149cm" svg:y="0.4cm" svg:width="7.001cm" svg:height="7.001cm" draw:z-index="1"><draw:image xlink:href="Pictures/1000037E0000012300000123DE673852EA997481.svg" xlink:type="simple" xlink:show="embed" xlink:actuate="onLoad" loext:mime-type="image/svg+xml"/><draw:image xlink:href="Pictures/100002010000000B0000000B3C277013129868D6.png" xlink:type="simple" xlink:show="embed" xlink:actuate="onLoad"/></draw:frame><draw:frame draw:style-name="fr1" draw:name="Image3" text:anchor-type="paragraph" svg:x="0.15cm" svg:y="8.901cm" svg:width="7.001cm" svg:height="7.001cm" draw:z-index="2"><draw:image xlink:href="Pictures/100004E00000012300000123ED0D708C17617C75.svg" xlink:type="simple" xlink:show="embed" xlink:actuate="onLoad" loext:mime-type="image/svg+xml"/><draw:image xlink:href="Pictures/100002010000000B0000000B95EE4E69E4FA174D.png" xlink:type="simple" xlink:show="embed" xlink:actuate="onLoad"/></draw:frame><draw:frame draw:style-name="fr1" draw:name="Image4" text:anchor-type="paragraph" svg:x="9.149cm" svg:y="8.901cm" svg:width="7.001cm" svg:height="7.001cm" draw:z-index="3"><draw:image xlink:href="Pictures/100005CC0000012300000123EE82C04CD0B40B54.svg" xlink:type="simple" xlink:show="embed" xlink:actuate="onLoad" loext:mime-type="image/svg+xml"/><draw:image xlink:href="Pictures/100002010000000B0000000BF9D6520C13418EDA.png" xlink:type="simple" xlink:show="embed" xlink:actuate="onLoad"/></draw:frame><draw:frame draw:style-name="fr1" draw:name="Image5" text:anchor-type="paragraph" svg:x="0.15cm" svg:y="17.5cm" svg:width="7.001cm" svg:height="7.001cm" draw:z-index="4"><draw:image xlink:href="Pictures/100004E00000012300000123DD1B5674A34486B8.svg" xlink:type="simple" xlink:show="embed" xlink:actuate="onLoad" loext:mime-type="image/svg+xml"/><draw:image xlink:href="Pictures/100002010000000B0000000B0A3B00A411C669CD.png" xlink:type="simple" xlink:show="embed" xlink:actuate="onLoad"/></draw:frame><draw:frame draw:style-name="fr1" draw:name="Image6" text:anchor-type="paragraph" svg:x="9.149cm" svg:y="17.5cm" svg:width="7.001cm" svg:height="7.001cm" draw:z-index="5"><draw:image xlink:href="Pictures/1000055600000123000001230A6CBA84E4F4A201.svg" xlink:type="simple" xlink:show="embed" xlink:actuate="onLoad" loext:mime-type="image/svg+xml"/><draw:image xlink:href="Pictures/100002010000000B0000000B1D33B56C758FF50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1T17:09:13.472675025</meta:creation-date>
    <dc:date>2022-09-27T18:03:25.403684967</dc:date>
    <meta:editing-duration>PT15M31S</meta:editing-duration>
    <meta:editing-cycles>5</meta:editing-cycles>
    <meta:generator>LibreOffice/6.0.7.3$Linux_X86_64 LibreOffice_project/00m0$Build-3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